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70000017F9E0CF5EB54974376.png" manifest:media-type="image/png"/>
  <manifest:file-entry manifest:full-path="Pictures/10000001000002B7000001CAD5E0DD5F4D0DE05E.png" manifest:media-type="image/png"/>
  <manifest:file-entry manifest:full-path="Pictures/10000001000002B700000312234F8F471536D7A8.png" manifest:media-type="image/png"/>
  <manifest:file-entry manifest:full-path="Pictures/10000001000002B7000002D05BE0B383EF557A9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rsid="000fffa3" officeooo:paragraph-rsid="000fffa3"/>
    </style:style>
    <style:style style:name="P3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INDEX.html</text:h>
      <text:p text:style-name="Standard"><draw:frame draw:style-name="fr4" draw:name="Imagen1" text:anchor-type="char" svg:width="17cm" svg:height="17.611cm" draw:z-index="0"><draw:image xlink:href="Pictures/10000001000002B7000002D05BE0B383EF557A99.png" xlink:type="simple" xlink:show="embed" xlink:actuate="onLoad" draw:mime-type="image/png"/></draw:frame></text:p>
      <text:p text:style-name="Standard"><text:line-break/></text:p>
      <text:h text:style-name="P1" text:outline-level="1">DETAIL.html</text:h>
      <text:p text:style-name="Standard"><draw:frame draw:style-name="fr3" draw:name="Imagen2" text:anchor-type="char" svg:width="13.474cm" svg:height="8.879cm" draw:z-index="1"><draw:image xlink:href="Pictures/10000001000002B7000001CAD5E0DD5F4D0DE05E.png" xlink:type="simple" xlink:show="embed" xlink:actuate="onLoad" draw:mime-type="image/png"/></draw:frame></text:p>
      <text:h text:style-name="P2" text:outline-level="1">Email link</text:h>
      <text:p text:style-name="Standard"><draw:frame draw:style-name="fr2" draw:name="Imagen3" text:anchor-type="char" svg:y="0.095cm" svg:width="9.835cm" svg:height="11.121cm" draw:z-index="2"><draw:image xlink:href="Pictures/10000001000002B700000312234F8F471536D7A8.png" xlink:type="simple" xlink:show="embed" xlink:actuate="onLoad" draw:mime-type="image/png"/></draw:frame></text:p>
      <text:p text:style-name="Standard"/>
      <text:p text:style-name="P3"/>
      <text:h text:style-name="P2" text:outline-level="1">ALL BLOGS.html<text:span text:style-name="T2"/></text:h>
      <text:p text:style-name="Standard"><draw:frame draw:style-name="fr1" draw:name="Imagen4" text:anchor-type="char" svg:width="17cm" svg:height="9.368cm" draw:z-index="3"><draw:image xlink:href="Pictures/10000001000002B70000017F9E0CF5EB549743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22:57.559349428</meta:creation-date>
    <dc:date>2025-01-22T11:26:12.593319060</dc:date>
    <meta:editing-duration>PT3M15S</meta:editing-duration>
    <meta:editing-cycles>1</meta:editing-cycles>
    <meta:document-statistic meta:table-count="0" meta:image-count="4" meta:object-count="0" meta:page-count="3" meta:paragraph-count="5" meta:word-count="6" meta:character-count="46" meta:non-whitespace-character-count="43"/>
    <meta:generator>LibreOffice/7.4.7.2$Linux_X86_64 LibreOffice_project/40$Build-2</meta:generator>
  </office:meta>
</office:document-meta>
</file>